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Henrique Gaspar Nogueira</text:p>
      <text:p text:style-name="P7">PHASE: Analyse Besoins</text:p>
      <text:p text:style-name="P8">SOUS-PHASE: Étude de l'existant</text:p>
      <text:p text:style-name="P8">SEMAINE: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Étude de l'existant informatique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3h30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01T00:12:03</meta:creation-date>
    <meta:editing-cycles>5</meta:editing-cycles>
    <meta:editing-duration>PT00H03M58S</meta:editing-duration>
    <meta:generator>OpenOffice.org/3.2$Win32 OpenOffice.org_project/320m18$Build-9502</meta:generator>
    <meta:initial-creator>Henrique Nogueira</meta:initial-creator>
    <dc:date>2011-02-01T13:52:23.07</dc:date>
    <dc:creator>M </dc:creator>
    <meta:document-statistic meta:table-count="1" meta:image-count="0" meta:object-count="0" meta:page-count="1" meta:paragraph-count="15" meta:word-count="35" meta:character-count="246"/>
  </office:meta>
</office:document-meta>
</file>